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Impact" fo:font-size="8pt" fo:font-weight="normal" officeooo:rsid="0008afb2" officeooo:paragraph-rsid="000a097f" fo:background-color="#000000" style:font-size-asian="7pt" style:font-weight-asian="normal" style:font-size-complex="8pt" style:font-weight-complex="normal"/>
    </style:style>
    <style:style style:name="P2" style:family="paragraph" style:parent-style-name="Standard">
      <style:text-properties fo:color="#ffffff" style:font-name="Impact" fo:font-size="20pt" fo:font-weight="normal" officeooo:rsid="0008afb2" officeooo:paragraph-rsid="000a097f" fo:background-color="#000000" style:font-size-asian="20pt" style:font-weight-asian="normal" style:font-size-complex="20pt" style:font-weight-complex="normal"/>
    </style:style>
    <style:style style:name="P3" style:family="paragraph" style:parent-style-name="Standard">
      <style:text-properties fo:color="#ffffff" style:font-name="Impact" fo:font-size="8pt" fo:font-weight="normal" officeooo:rsid="0008afb2" officeooo:paragraph-rsid="000f38ff" fo:background-color="#000000" style:font-size-asian="7pt" style:font-weight-asian="normal" style:font-size-complex="8pt" style:font-weight-complex="normal"/>
    </style:style>
    <style:style style:name="P4" style:family="paragraph" style:parent-style-name="Standard">
      <style:text-properties fo:color="#ffffff" style:font-name="URW Gothic L" fo:font-size="20pt" fo:font-weight="normal" officeooo:rsid="0008afb2" officeooo:paragraph-rsid="0010db3c" fo:background-color="#000000" style:font-size-asian="20pt" style:font-weight-asian="normal" style:font-size-complex="20pt" style:font-weight-complex="normal"/>
    </style:style>
    <style:style style:name="T1" style:family="text">
      <style:text-properties style:font-name="URW Gothic L"/>
    </style:style>
    <style:style style:name="T2" style:family="text">
      <style:text-properties style:font-name="URW Gothic L" officeooo:rsid="000d0a71"/>
    </style:style>
    <style:style style:name="T3" style:family="text">
      <style:text-properties style:font-name="URW Gothic L" officeooo:rsid="000f38ff"/>
    </style:style>
    <style:style style:name="T4" style:family="text">
      <style:text-properties officeooo:rsid="000a097f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f38ff"/>
    </style:style>
    <style:style style:name="T7" style:family="text">
      <style:text-properties fo:background-color="#801900" loext:char-shading-value="0"/>
    </style:style>
    <style:style style:name="T8" style:family="text">
      <style:text-properties fo:background-color="#6633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2"/></text:span><text:span text:style-name="T3">Eclipse</text:span><text:span text:style-name="T2"> </text:span><text:span text:style-name="T3">200</text:span><text:span text:style-name="T2">W <text:s text:c="2"/></text:span><text:span text:style-name="T1"><text:s/></text:span></text:p>
      <text:p text:style-name="P1"><text:s text:c="10"/><text:span text:style-name="T4">AMPERA <text:s text:c="2"/>|| <text:s/></text:span>Powered by <text:span text:style-name="T5">Bart's Second</text:span> <text:s text:c="6"/><text:tab/><text:tab/></text:p>
      <text:p text:style-name="P3"><text:s text:c="26"/><text:tab/><text:tab/><text:tab/><text:tab/></text:p>
      <text:p text:style-name="P3"/>
      <text:p text:style-name="P3">„””””””””””””””””””””””</text:p>
      <text:p text:style-name="P3"><text:span text:style-name="T6"><text:s text:c="12"/>AMPERA <text:s text:c="41"/></text:span></text:p>
      <text:p text:style-name="P4"><text:span text:style-name="T6"><text:s text:c="4"/>Eclipse</text:span> <text:s/></text:p>
      <text:p text:style-name="P4">....................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</meta:initial-creator>
    <meta:creation-date>2017-02-23T20:46:45.962013922</meta:creation-date>
    <dc:date>2017-03-04T21:02:57.314392115</dc:date>
    <dc:creator>Bartosz </dc:creator>
    <meta:editing-duration>PT13M55S</meta:editing-duration>
    <meta:editing-cycles>7</meta:editing-cycles>
    <meta:generator>LibreOffice/4.3.7.2$Linux_X86_64 LibreOffice_project/430$Build-2</meta:generator>
    <meta:printed-by>Bartosz </meta:printed-by>
    <meta:print-date>2017-03-04T21:02:14.729605921</meta:print-date>
    <meta:document-statistic meta:table-count="0" meta:image-count="0" meta:object-count="0" meta:page-count="1" meta:paragraph-count="7" meta:word-count="12" meta:character-count="226" meta:non-whitespace-character-count="96"/>
  </office:meta>
</office:document-meta>
</file>